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1cm" svg:height="8.591cm" svg:x="0.01cm" svg:y="0.9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25T14:39:56.668511006</dc:date>
    <meta:editing-duration>PT3M8S</meta:editing-duration>
    <meta:editing-cycles>19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8.592cm" xlink:href="." xlink:type="simple" chart:class="chart:scatter" chart:style-name="ch1">
        <chart:plot-area chart:style-name="ch2" chart:data-source-has-labels="both" svg:x="0.303cm" svg:y="0.171cm" svg:width="14.586cm" svg:height="8.25cm">
          <chartooo:coordinate-region svg:x="0.845cm" svg:y="0.37cm" svg:width="13.95cm" svg:height="7.852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654429724189628">
                <text:p>0.6544297241896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469303395120693">
                <text:p>0.4693033951206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0942322772343852">
                <text:p>0.09423227723438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0942322772343848">
                <text:p>-0.0942322772343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282324939955543">
                <text:p>-0.2823249399555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469303395120692">
                <text:p>-0.4693033951206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654429724189628">
                <text:p>-0.6544297241896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836973318117688">
                <text:p>-0.836973318117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27050983124842">
                <text:p>-0.9270509831248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851968109719">
                <text:p>-2.998519681097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8668589380924">
                <text:p>-2.986685893809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96306502178541">
                <text:p>-2.963065021785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92775028581624">
                <text:p>-2.927750285816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88088105703083">
                <text:p>-2.880881057030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82264230686268">
                <text:p>-2.82264230686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75326387705194">
                <text:p>-2.753263877051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2.6730195725651">
                <text:p>-2.67301957256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2.58222608101183">
                <text:p>-2.58222608101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2.48124172282369">
                <text:p>-2.481241722823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2.37046503712707">
                <text:p>-2.370465037127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2.25033320889138">
                <text:p>-2.250333208891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1.98393559597096">
                <text:p>-1.983935595970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1.83872116095893">
                <text:p>-1.838721160958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1.68625013355639">
                <text:p>-1.686250133556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1.52712424725111">
                <text:p>-1.527124247251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36197149921864">
                <text:p>-1.3619714992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19144367190434">
                <text:p>-1.191443671904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01621376073587">
                <text:p>-1.016213760735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0.836973318117689">
                <text:p>-0.8369733181176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65442972418963">
                <text:p>-0.65442972418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0.562143943757176">
                <text:p>-0.5621439437571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0.469303395120693">
                <text:p>-0.4693033951206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0.282324939955542">
                <text:p>-0.2823249399555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0942322772343849">
                <text:p>-0.09423227723438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0942322772343838">
                <text:p>0.09423227723438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282324939955543">
                <text:p>0.2823249399555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469303395120692">
                <text:p>0.4693033951206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654429724189629">
                <text:p>0.6544297241896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836973318117688">
                <text:p>0.836973318117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1.01621376073587">
                <text:p>1.016213760735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1.19144367190434">
                <text:p>1.191443671904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36197149921864">
                <text:p>1.361971499218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44526102230514">
                <text:p>1.445261022305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52712424725111">
                <text:p>1.527124247251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68625013355639">
                <text:p>1.686250133556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83872116095893">
                <text:p>1.8387211609589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98393559597096">
                <text:p>1.983935595970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2.48124172282368">
                <text:p>2.481241722823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2.99851968109719">
                <text:p>2.998519681097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2.98668589380924">
                <text:p>2.98668589380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2.96306502178541">
                <text:p>2.9630650217854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2.92775028581624">
                <text:p>2.9277502858162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2.88088105703083">
                <text:p>2.880881057030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2.82264230686268">
                <text:p>2.822642306862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2.75326387705194">
                <text:p>2.7532638770519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2.6730195725651">
                <text:p>2.67301957256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2.58222608101183">
                <text:p>2.582226081011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2.48124172282369">
                <text:p>2.481241722823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2.37046503712707">
                <text:p>2.370465037127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2.25033320889138">
                <text:p>2.250333208891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2.12132034355964">
                <text:p>2.121320343559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